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2cm" draw:fill="none" draw:fill-color="#c0c0c0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0.9cm" svg:height="6.8cm" svg:x="3.9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6.8cm" svg:x="1.9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6.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6.8cm" svg:x="5.8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6.8cm" svg:x="7.7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0.2cm" svg:height="0.9cm" svg:x="3.7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0.2cm" svg:height="0.9cm" svg:x="7.5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0.2cm" svg:height="0.9cm" svg:x="5.6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0.2cm" svg:height="0.9cm" svg:x="3.7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0.2cm" svg:height="0.9cm" svg:x="3.7cm" svg:y="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0.2cm" svg:height="0.9cm" svg:x="7.5cm" svg:y="1.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0.2cm" svg:height="0.9cm" svg:x="1.7cm" svg:y="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0.2cm" svg:height="0.9cm" svg:x="1.7cm" svg:y="2.5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.9cm" svg:y1="5.55cm" svg:x2="5.6cm" svg:y2="2.95cm" draw:start-shape="id1" draw:start-glue-point="1" draw:end-shape="id2" draw:end-glue-point="3" svg:d="m3900 5550 1700-2600" svg:viewBox="0 0 1701 2601">
          <text:p/>
        </draw:connector>
        <draw:connector draw:style-name="gr3" draw:text-style-name="P1" xml:id="id5" draw:id="id5" draw:layer="layout" draw:type="line" svg:x1="3.9cm" svg:y1="2.95cm" svg:x2="5.599cm" svg:y2="2.949cm" draw:start-shape="id3" draw:start-glue-point="1" svg:d="m3900 2950 1699-1" svg:viewBox="0 0 1700 2">
          <text:p/>
        </draw:connector>
        <draw:connector draw:style-name="gr3" draw:text-style-name="P1" draw:layer="layout" draw:type="line" svg:x1="3.9cm" svg:y1="4.25cm" svg:x2="5.599cm" svg:y2="2.949cm" draw:start-shape="id4" draw:start-glue-point="1" draw:end-shape="id5" draw:end-glue-point="3" svg:d="m3900 4250 1699-1301" svg:viewBox="0 0 1700 1302">
          <text:p/>
        </draw:connector>
        <draw:connector draw:style-name="gr3" draw:text-style-name="P1" draw:layer="layout" draw:type="line" svg:x1="1.9cm" svg:y1="2.95cm" svg:x2="5.599cm" svg:y2="2.949cm" draw:start-shape="id6" draw:start-glue-point="1" draw:end-shape="id5" draw:end-glue-point="3" svg:d="m1900 2950 3699-1" svg:viewBox="0 0 3700 2">
          <text:p/>
        </draw:connector>
        <draw:connector draw:style-name="gr3" draw:text-style-name="P1" draw:layer="layout" draw:type="line" svg:x1="1.9cm" svg:y1="4.25cm" svg:x2="5.599cm" svg:y2="2.949cm" draw:start-shape="id7" draw:start-glue-point="1" draw:end-shape="id5" draw:end-glue-point="3" svg:d="m1900 4250 3699-1301" svg:viewBox="0 0 3700 1302">
          <text:p/>
        </draw:connector>
        <draw:connector draw:style-name="gr3" draw:text-style-name="P1" draw:layer="layout" draw:type="line" svg:x1="5.8cm" svg:y1="2.95cm" svg:x2="7.5cm" svg:y2="1.5cm" draw:start-shape="id2" draw:start-glue-point="1" draw:end-shape="id8" draw:end-glue-point="3" svg:d="m5800 2950 1700-1450" svg:viewBox="0 0 1701 1451">
          <text:p/>
        </draw:connector>
        <draw:connector draw:style-name="gr3" draw:text-style-name="P1" draw:layer="layout" draw:type="line" svg:x1="5.8cm" svg:y1="2.95cm" svg:x2="7.5cm" svg:y2="2.95cm" draw:start-shape="id2" draw:start-glue-point="1" draw:end-shape="id9" draw:end-glue-point="3" svg:d="m5800 2950h1700" svg:viewBox="0 0 17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.024cm" fo:margin-left="0cm" fo:margin-right="0cm" fo:page-width="8.6cm" fo:page-height="6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TE </meta:initial-creator>
    <meta:creation-date>2015-10-07T20:16:03</meta:creation-date>
    <dc:date>2015-10-07T20:25:30</dc:date>
    <dc:creator>ETE </dc:creator>
    <meta:editing-duration>P0D</meta:editing-duration>
    <meta:editing-cycles>1</meta:editing-cycles>
    <meta:document-statistic meta:object-count="20"/>
    <meta:generator>LibreOffice/3.5$Linux_x86 LibreOffice_project/350m1$Build-2</meta:generator>
  </office:meta>
</office:document-meta>
</file>